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8in"/>
    </style:style>
    <style:style style:name="co2" style:family="table-column">
      <style:table-column-properties fo:break-before="auto" style:column-width="0.798in"/>
    </style:style>
    <style:style style:name="co3" style:family="table-column">
      <style:table-column-properties fo:break-before="auto" style:column-width="2.4429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1.126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 style:data-style-name="N104">
      <style:table-cell-properties fo:background-color="transparent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Cost per part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3,J2</text:p>
          </table:table-cell>
          <table:table-cell office:value-type="string">
            <text:p>USB_A_Molex_67643_Horizontal</text:p>
          </table:table-cell>
          <table:table-cell office:value-type="float" office:value="2">
            <text:p>2</text:p>
          </table:table-cell>
          <table:table-cell office:value-type="string">
            <text:p>USB_A</text:p>
          </table:table-cell>
          <table:table-cell office:value-type="string">
            <text:p><text:a xlink:href="https://www.digikey.ca/en/products/detail/molex/0676430910/917619">https://www.digikey.ca/en/products/detail/molex/0676430910/917619</text:a> </text:p>
          </table:table-cell>
          <table:table-cell table:style-name="ce2" office:value-type="currency" office:currency="USD" office:value="2.53">
            <text:p>$2.53</text:p>
          </table:table-cell>
          <table:table-cell table:formula="of:=[.G2]*[.D2]" office:value-type="currency" office:currency="USD" office:value="5.06">
            <text:p>$5.06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C_2312</text:p>
          </table:table-cell>
          <table:table-cell office:value-type="float" office:value="2">
            <text:p>2</text:p>
          </table:table-cell>
          <table:table-cell office:value-type="string">
            <text:p>10uF_t</text:p>
          </table:table-cell>
          <table:table-cell office:value-type="string">
            <text:p><text:a xlink:href="https://www.digikey.ca/short/qfrbqfhd">https://www.digikey.ca/short/qfrbqfhd</text:a> </text:p>
          </table:table-cell>
          <table:table-cell table:style-name="ce2" office:value-type="currency" office:currency="USD" office:value="0.81">
            <text:p>$0.81</text:p>
          </table:table-cell>
          <table:table-cell table:formula="of:=[.G3]*[.D3]" office:value-type="currency" office:currency="USD" office:value="1.62">
            <text:p>$1.62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office:value-type="string">
            <text:p><text:a xlink:href="https://www.amazon.ca/KeeYees-Module-ATmega328P-CH340G-Arduino/dp/B0816SGKHH/ref=sr_1_9?crid=3IE2TVT36YECG&amp;keywords=arduino+nano&amp;qid=1659986579&amp;sprefix=arduino+nano%2Caps%2C139&amp;sr=8-9">https://www.amazon.ca/KeeYees-Module-ATmega328P-CH340G-Arduino/dp/B0816SGKHH/ref=sr_1_9?crid=3IE2TVT36YECG&amp;keywords=arduino+nano&amp;qid=1659986579&amp;sprefix=arduino+nano%2Caps%2C139&amp;sr=8-9</text:a> </text:p>
          </table:table-cell>
          <table:table-cell table:style-name="ce2" table:formula="of:=47.89/5" office:value-type="currency" office:currency="USD" office:value="9.578">
            <text:p>$9.58</text:p>
          </table:table-cell>
          <table:table-cell table:formula="of:=[.G4]*[.D4]" office:value-type="currency" office:currency="USD" office:value="9.578">
            <text:p>$9.58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office:value-type="string">
            <text:p><text:a xlink:href="https://www.digikey.ca/en/products/detail/sullins-connector-solutions/PPPC101LGBN-RC/775943?s=N4IgTCBcDaIMoFYAsAOBBaAcgERAXQF8g">https://www.digikey.ca/en/products/detail/sullins-connector-solutions/PPPC101LGBN-RC/775943?s=N4IgTCBcDaIMoFYAsAOBBaAcgERAXQF8g</text:a> </text:p>
          </table:table-cell>
          <table:table-cell table:style-name="ce2" office:value-type="currency" office:currency="USD" office:value="1.1">
            <text:p>$1.10</text:p>
          </table:table-cell>
          <table:table-cell table:formula="of:=[.G5]*[.D5]" office:value-type="currency" office:currency="USD" office:value="1.1">
            <text:p>$1.10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1</text:p>
          </table:table-cell>
          <table:table-cell office:value-type="string">
            <text:p>MSOP-10_3x3mm_P0.5mm</text:p>
          </table:table-cell>
          <table:table-cell office:value-type="float" office:value="1">
            <text:p>1</text:p>
          </table:table-cell>
          <table:table-cell office:value-type="string">
            <text:p>FSUSB42MUX</text:p>
          </table:table-cell>
          <table:table-cell office:value-type="string">
            <text:p><text:a xlink:href="https://www.digikey.ca/en/products/detail/onsemi/FSUSB42MUX/2036916">https://www.digikey.ca/en/products/detail/onsemi/FSUSB42MUX/2036916</text:a> </text:p>
          </table:table-cell>
          <table:table-cell table:style-name="ce2" office:value-type="currency" office:currency="USD" office:value="1.46">
            <text:p>$1.46</text:p>
          </table:table-cell>
          <table:table-cell table:formula="of:=[.G6]*[.D6]" office:value-type="currency" office:currency="USD" office:value="1.46">
            <text:p>$1.46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2</text:p>
          </table:table-cell>
          <table:table-cell office:value-type="string">
            <text:p>SSOP-28_5.3x10.2mm_P0.65mm</text:p>
          </table:table-cell>
          <table:table-cell office:value-type="float" office:value="1">
            <text:p>1</text:p>
          </table:table-cell>
          <table:table-cell office:value-type="string">
            <text:p>FT232RL</text:p>
          </table:table-cell>
          <table:table-cell office:value-type="string">
            <text:p><text:a xlink:href="https://www.digikey.ca/en/products/detail/ftdi-future-technology-devices-international-ltd/FT232RL-REEL/1836385?utm_adgroup=Integrated%20Circuits&amp;utm_source=google&amp;utm_medium=cpc&amp;utm_campaign=Dynamic%20Search_EN&amp;utm_term=&amp;productid=&amp;gclid=Cj0KCQjwyMiTBhDKARIsAAJ-9VsbNLvSWBtbJKvnMORkGGaiELvNAfo2PHI8LhX41t_EmtNNnE6AghMaAjShEALw_wcB">https://www.digikey.ca/en/products/detail/ftdi-future-technology-devices-international-ltd/FT232RL-REEL/1836385?utm_adgroup=Integrated%20Circuits&amp;utm_source=google&amp;utm_medium=cpc&amp;utm_campaign=Dynamic%20Search_EN&amp;utm_term=&amp;productid=&amp;gclid=Cj0KCQjwyMiTBhDKARIsAAJ-9VsbNLvSWBtbJKvnMORkGGaiELvNAfo2PHI8LhX41t_EmtNNnE6AghMaAjShEALw_wcB</text:a> </text:p>
          </table:table-cell>
          <table:table-cell table:style-name="ce2" office:value-type="currency" office:currency="USD" office:value="6.95">
            <text:p>$6.95</text:p>
          </table:table-cell>
          <table:table-cell table:formula="of:=[.G7]*[.D7]" office:value-type="currency" office:currency="USD" office:value="6.95">
            <text:p>$6.9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office:value-type="string">
            <text:p>Total</text:p>
          </table:table-cell>
          <table:table-cell table:formula="of:=SUM([.H2:.H7])" office:value-type="currency" office:currency="USD" office:value="25.768">
            <text:p>$25.77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9">08/09/2022</text:date>, <text:time>11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09T11:23:22.04</dc:date>
    <meta:generator>OpenOffice/4.1.11$Win32 OpenOffice.org_project/4111m1$Build-9808</meta:generator>
    <meta:editing-duration>PT6H44M18S</meta:editing-duration>
    <meta:editing-cycles>6</meta:editing-cycles>
    <meta:document-statistic meta:table-count="1" meta:cell-count="58" meta:object-count="0"/>
  </office:meta>
</office:document-meta>
</file>